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fTitre_20_Chapitre">
      <style:text-properties officeooo:paragraph-rsid="00fe52ac"/>
    </style:style>
    <style:style style:name="P2" style:family="paragraph" style:parent-style-name="Standard">
      <style:text-properties fo:font-weight="bold" officeooo:rsid="0120e6d5" style:font-weight-asian="bold" style:font-weight-complex="bold"/>
    </style:style>
    <style:style style:name="P3" style:family="paragraph" style:parent-style-name="Standard">
      <style:paragraph-properties fo:break-before="column"/>
      <style:text-properties fo:font-weight="bold" officeooo:rsid="0120e6d5" style:font-weight-asian="bold" style:font-weight-complex="bold"/>
    </style:style>
    <style:style style:name="P4" style:family="paragraph" style:parent-style-name="Standard">
      <style:text-properties officeooo:rsid="0120e6d5"/>
    </style:style>
    <style:style style:name="P5" style:family="paragraph" style:parent-style-name="Standard">
      <style:text-properties officeooo:paragraph-rsid="0142287d"/>
    </style:style>
    <style:style style:name="P6" style:family="paragraph" style:parent-style-name="Standard">
      <style:text-properties officeooo:rsid="0120e6d5" officeooo:paragraph-rsid="0142287d"/>
    </style:style>
    <style:style style:name="P7" style:family="paragraph" style:parent-style-name="Standard" style:list-style-name="tfNum_20_1_29_">
      <style:text-properties officeooo:rsid="0120e6d5"/>
    </style:style>
    <style:style style:name="P8" style:family="paragraph" style:parent-style-name="Standard" style:list-style-name="tfNum_20_1_29_">
      <style:text-properties officeooo:rsid="0120e6d5" officeooo:paragraph-rsid="01435c6e"/>
    </style:style>
    <style:style style:name="P9" style:family="paragraph" style:parent-style-name="Standard" style:list-style-name="tfNum_20_1_29_"/>
    <style:style style:name="P10" style:family="paragraph" style:parent-style-name="tfTitre_20_I_29_">
      <style:paragraph-properties fo:break-before="page"/>
    </style:style>
    <style:style style:name="T1" style:family="text">
      <style:text-properties officeooo:rsid="01046ad5"/>
    </style:style>
    <style:style style:name="T2" style:family="text">
      <style:text-properties fo:text-transform="uppercase" style:font-name="Arial" fo:font-size="24pt" fo:font-weight="bold" officeooo:rsid="013dcf8f" style:font-size-asian="20pt" style:font-weight-asian="bold" style:font-size-complex="20pt" style:font-weight-complex="bold"/>
    </style:style>
    <style:style style:name="T3" style:family="text">
      <style:text-properties officeooo:rsid="0142287d"/>
    </style:style>
    <style:style style:name="T4" style:family="text">
      <style:text-properties officeooo:rsid="0120e6d5"/>
    </style:style>
    <style:style style:name="T5" style:family="text">
      <style:text-properties style:font-name="Arial3" officeooo:rsid="0142287d"/>
    </style:style>
    <style:style style:name="T6" style:family="text">
      <style:text-properties officeooo:rsid="01435c6e"/>
    </style:style>
    <style:style style:name="T7" style:family="text">
      <style:text-properties style:text-position="super 58%" officeooo:rsid="01435c6e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P : </text:span><text:span text:style-name="T2">Assembleur</text:span></text:p>
      <text:p text:style-name="Standard"/>
      <text:list xml:id="list2131544249" text:style-name="tfNum_20_I_29_">
        <text:list-item>
          <text:p text:style-name="tfTitre_20_I_29_">Comprendre ce que font des programmes simples</text:p>
        </text:list-item>
      </text:list>
      <text:p text:style-name="P5"><text:span text:style-name="T5">Affichez simultanément</text:span><text:span text:style-name="T4"> le "</text:span><text:a xlink:type="simple" xlink:href="https://www.peterhigginson.co.uk/AQA/" text:style-name="Internet_20_link" text:visited-style-name="Visited_20_Internet_20_Link"><text:span text:style-name="T4">simulateur AQA</text:span></text:a><text:span text:style-name="T4">" </text:span><text:span text:style-name="T5">ainsi que</text:span><text:span text:style-name="T4"> </text:span><text:span text:style-name="T3">l’aide mémoire en français </text:span><text:span text:style-name="T5">proposé sur mon site</text:span><text:span text:style-name="T4">.</text:span></text:p>
      <text:p text:style-name="P5"/>
      <text:p text:style-name="P6">Pour chacun des programmes ci-dessous :</text:p>
      <text:p text:style-name="Standard"><text:span text:style-name="T4">1) Chercher dans </text:span><text:span text:style-name="T5">l’aide mémoire</text:span><text:span text:style-name="T4"> ce que fait chaque instruction du programme</text:span></text:p>
      <text:p text:style-name="P4">2) Copier-coller et exécuter au pas à pas le programme dans le simulateur en essayant de bien comprendre ce que vous voyez</text:p>
      <text:p text:style-name="P4">3) Trouver ce que fait le programme</text:p>
      <text:p text:style-name="P4"/>
      <text:section text:style-name="Sect1" text:name="Section1">
        <text:p text:style-name="P2">PROGRAMME 1</text:p>
        <text:p text:style-name="P4"><text:s text:c="6"/>inp R0,2</text:p>
        <text:p text:style-name="P4"><text:s text:c="6"/>mvn R0,R0</text:p>
        <text:p text:style-name="P4"><text:s text:c="6"/>add R0,R0,#1</text:p>
        <text:p text:style-name="P4"><text:s text:c="6"/>out R0,4</text:p>
        <text:p text:style-name="P4"><text:s text:c="6"/>halt</text:p>
        <text:p text:style-name="P4"/>
        <text:p text:style-name="P4"/>
        <text:p text:style-name="P2">PROGRAMME 2</text:p>
        <text:p text:style-name="P4"><text:s text:c="6"/>inp R0,2</text:p>
        <text:p text:style-name="P4"><text:s text:c="6"/>lsl R0,R0,#3</text:p>
        <text:p text:style-name="P4"><text:s text:c="6"/>out R0,4</text:p>
        <text:p text:style-name="P4"><text:s text:c="6"/>halt</text:p>
        <text:p text:style-name="P3">PROGRAMME 3</text:p>
        <text:p text:style-name="P4"><text:s text:c="6"/>inp R0,2</text:p>
        <text:p text:style-name="P4"><text:s text:c="6"/>inp R1,2</text:p>
        <text:p text:style-name="P4"><text:s text:c="6"/>mov R2,#0</text:p>
        <text:p text:style-name="P4">boucle:</text:p>
        <text:p text:style-name="P4"><text:s text:c="6"/>cmp R1,#0</text:p>
        <text:p text:style-name="P4"><text:s text:c="6"/>beq fin</text:p>
        <text:p text:style-name="P4"><text:s text:c="6"/>sub R1,R1,#1</text:p>
        <text:p text:style-name="P4"><text:s text:c="6"/>add R2,R2,R0</text:p>
        <text:p text:style-name="P4"><text:s text:c="6"/>b boucle</text:p>
        <text:p text:style-name="P4">fin:</text:p>
        <text:p text:style-name="P4"><text:s text:c="6"/>out R2,5</text:p>
        <text:p text:style-name="P4"><text:s text:c="6"/>halt</text:p>
        <text:p text:style-name="P3">PROGRAMME 4</text:p>
        <text:p text:style-name="P4"><text:s text:c="6"/>inp R0,2</text:p>
        <text:p text:style-name="P4"><text:s text:c="6"/>and R1,R0,#1</text:p>
        <text:p text:style-name="P4"><text:s text:c="6"/>cmp R1,#1</text:p>
        <text:p text:style-name="P4"><text:s text:c="6"/>bne pair</text:p>
        <text:p text:style-name="P4"><text:s text:c="6"/>mov R2,#0x69</text:p>
        <text:p text:style-name="P4"><text:s text:c="6"/>out r2,7</text:p>
        <text:p text:style-name="P4"><text:s text:c="6"/>mov R2,#0x6D</text:p>
        <text:p text:style-name="P4"><text:s text:c="6"/>out r2,7</text:p>
        <text:p text:style-name="P4">pair:</text:p>
        <text:p text:style-name="P4"><text:s text:c="6"/>mov R2,#0x70</text:p>
        <text:p text:style-name="P4"><text:s text:c="6"/>out r2,7</text:p>
        <text:p text:style-name="P4"><text:s text:c="6"/>mov R2,#0x61</text:p>
        <text:p text:style-name="P4"><text:s text:c="6"/>out r2,7</text:p>
        <text:p text:style-name="P4"><text:s text:c="6"/>mov R2,#0x69</text:p>
        <text:p text:style-name="P4"><text:s text:c="6"/>out r2,7</text:p>
        <text:p text:style-name="P4"><text:s text:c="6"/>mov R2,#0x72</text:p>
        <text:p text:style-name="P4"><text:s text:c="6"/>out r2,7</text:p>
        <text:p text:style-name="P4"><text:s text:c="6"/>halt</text:p>
        <text:p text:style-name="P4"/>
      </text:section>
      <text:p text:style-name="P4"/>
      <text:p text:style-name="P4"/>
      <text:list xml:id="list173503132308608" text:continue-numbering="true" text:style-name="tfNum_20_I_29_">
        <text:list-item>
          <text:p text:style-name="tfTitre_20_I_29_">Comprendre comment est codée une instruction</text:p>
        </text:list-item>
      </text:list>
      <text:list xml:id="list4031976754" text:style-name="tfNum_20_1_29_">
        <text:list-item>
          <text:p text:style-name="P7">Afficher le contenu de la mémoire en binaire <text:span text:style-name="T3">(En bas : Options, puis binary)</text:span></text:p>
        </text:list-item>
        <text:list-item>
          <text:p text:style-name="P9"><text:span text:style-name="T4">Dans la </text:span><text:span text:style-name="T5">zone</text:span><text:span text:style-name="T4"> "Assembly Language", taper l'instruction "mov R0,R1" et effacer tout le reste. Noter par quelle suite de 0 et de 1 cette instruction est codée en mémoire.</text:span></text:p>
        </text:list-item>
        <text:list-item>
          <text:p text:style-name="P9">Garder l'instruction mov et modifier les registres indiqués en paramètre.<text:line-break/>En déduire comment est codé l'instruction mov, comment est codé le premier registre passé en paramètre, comment est codé le deuxième registre passé en paramètre.</text:p>
        </text:list-item>
        <text:list-item>
          <text:p text:style-name="P7">En déduire quelle est en assembleur l'instruction : 11100001 10100000 11000000 00000111</text:p>
        </text:list-item>
        <text:list-item>
          <text:p text:style-name="P7">Taper maintenant : "add R0,R1,R2". Chercher de même comment cette nouvelle instruction est codée.</text:p>
        </text:list-item>
        <text:list-item>
          <text:p text:style-name="P7">Essayer maintenant : "add R0,R1,#2". Voyez-vous une différence avec "add R0,R1,R2" ?</text:p>
        </text:list-item>
        <text:list-item>
          <text:p text:style-name="P7">En déduire quelle est en assembleur l'instruction : 11100010 10000111 01110000 00000001</text:p>
        </text:list-item>
      </text:list>
      <text:p text:style-name="P4"/>
      <text:p text:style-name="P4"/>
      <text:list xml:id="list173503620723567" text:continue-list="list173503132308608" text:style-name="tfNum_20_I_29_">
        <text:list-item>
          <text:p text:style-name="P10">Comprendre mieux le fonctionnement des drapeaux</text:p>
        </text:list-item>
      </text:list>
      <text:list xml:id="list173504135197740" text:continue-list="list4031976754" text:style-name="tfNum_20_1_29_">
        <text:list-item text:start-value="1">
          <text:p text:style-name="P9"><text:span text:style-name="T4">Dans ce simulateur, quelle est l'instruction qui modifie les drapeaux </text:span><text:span text:style-name="T3">NZCV </text:span><text:span text:style-name="T5">dans la </text:span><text:span text:style-name="T3">zone Status ?</text:span></text:p>
        </text:list-item>
        <text:list-item>
          <text:p text:style-name="P7">Écrire un programme qui met le flag N à 1, puis à 0</text:p>
        </text:list-item>
        <text:list-item>
          <text:p text:style-name="P7">Écrire un programme qui met le flag Z à 1, puis à 0</text:p>
        </text:list-item>
      </text:list>
      <text:p text:style-name="P4"/>
      <text:p text:style-name="P4"/>
      <text:list xml:id="list173504617713279" text:continue-list="list173503620723567" text:style-name="tfNum_20_I_29_">
        <text:list-item>
          <text:p text:style-name="tfTitre_20_I_29_">Écrire des programmes simples</text:p>
        </text:list-item>
      </text:list>
      <text:list xml:id="list173504154560125" text:continue-list="list173504135197740" text:style-name="tfNum_20_1_29_">
        <text:list-item text:start-value="1">
          <text:p text:style-name="P7">Écrire un programme qui demande 2 entiers <text:span text:style-name="T6">positifs</text:span> et affiche le plus grand</text:p>
        </text:list-item>
        <text:list-item>
          <text:p text:style-name="P7">Écrire un programme qui demande 3 entiers <text:span text:style-name="T6">positifs</text:span> et affiche le plus grand</text:p>
        </text:list-item>
        <text:list-item>
          <text:p text:style-name="P7">Écrire un programme qui demande 1 entier <text:span text:style-name="T6">relatif</text:span> et affiche sa valeur absolue</text:p>
        </text:list-item>
        <text:list-item>
          <text:p text:style-name="P8">Écrire un programme qui demande 1 entier <text:span text:style-name="T6">positif n et affiche 2</text:span><text:span text:style-name="T7">n</text:span></text:p>
        </text:list-item>
        <text:list-item>
          <text:p text:style-name="P8">Écrire un programme qui demande 1 entier <text:span text:style-name="T6">positif n et affiche la somme des entiers de 0 à n compris</text:span></text:p>
        </text:list-item>
        <text:list-item>
          <text:p text:style-name="P8">Écrire un programme qui demande 1 entier <text:span text:style-name="T6">positif n et affiche son carré</text:span></text:p>
        </text:list-item>
        <text:list-item>
          <text:p text:style-name="P8">Écrire un programme qui demande 1 entier <text:span text:style-name="T6">positif n et affiche le nombre de chiffres de l’écriture binaire de n</text:span></text:p>
        </text:list-item>
        <text:list-item>
          <text:p text:style-name="P7">Écrire un programme qui demande 3 entiers <text:span text:style-name="T6">positif</text:span>s et les affiche par ordre croissant</text:p>
        </text:list-item>
        <text:list-item>
          <text:p text:style-name="P7">Écrire un programme qui fait une division euclidienne de 2 entiers <text:span text:style-name="T6">positif</text:span>s et affiche le quotient et le rest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3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Arial3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4-03-24T17:20:58.668076985</dc:date>
    <meta:editing-duration>P1DT1H20M39S</meta:editing-duration>
    <meta:editing-cycles>203</meta:editing-cycles>
    <meta:document-statistic meta:table-count="0" meta:image-count="0" meta:object-count="0" meta:page-count="2" meta:paragraph-count="72" meta:word-count="497" meta:character-count="2994" meta:non-whitespace-character-count="2376"/>
  </office:meta>
</office:document-meta>
</file>